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table:number-columns-repeated="244"/>
        </table:table-row>
        <table:table-row table:style-name="ro1">
          <table:table-cell>
            <draw:frame table:end-cell-address="表1.G37" table:end-x="0.707cm" table:end-y="0.053cm" draw:z-index="0" draw:style-name="gr1" svg:width="6.491cm" svg:height="4.98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5cm" table:end-y="0.053cm" draw:z-index="1" draw:style-name="gr1" svg:width="6.491cm" svg:height="4.98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cm" table:end-y="0.053cm" draw:z-index="2" draw:style-name="gr1" svg:width="6.491cm" svg:height="4.98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9cm" table:end-y="0.053cm" draw:z-index="3" draw:style-name="gr1" svg:width="6.491cm" svg:height="4.98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3cm" table:end-y="0.026cm" draw:z-index="4" draw:style-name="gr1" svg:width="6.497cm" svg:height="4.467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1cm" table:end-y="0.026cm" draw:z-index="5" draw:style-name="gr1" svg:width="6.497cm" svg:height="4.467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19cm" draw:z-index="6" draw:style-name="gr1" svg:width="6.496cm" svg:height="3.962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8">
            <text:p>1188</text:p>
          </table:table-cell>
          <table:table-cell office:value-type="float" office:value="1189">
            <text:p>1189</text:p>
          </table:table-cell>
          <table:table-cell table:number-columns-repeated="252"/>
        </table:table-row>
        <table:table-row table:style-name="ro2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table:number-columns-repeated="254"/>
        </table:table-row>
        <table:table-row table:style-name="ro2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4cm" draw:z-index="0" draw:style-name="gr2" svg:width="14.876cm" svg:height="7.262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3">2009/02/13</text:date>, <text:time>22:1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13T22:13:47</dc:date>
    <meta:editing-cycles>21</meta:editing-cycles>
    <meta:editing-duration>P4DT13H26M8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25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3cm" svg:y="0.111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I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I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I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I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5cm" svg:y="0.113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L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L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L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L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3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L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L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L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L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4cm" svg:y="0.113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L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L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L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L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L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8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8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L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5cm" svg:y="0.092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3cm" svg:height="3.15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L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263cm" chart:class="chart:line" chart:style-name="ch1">
        <chart:legend chart:legend-position="end" svg:x="13.068cm" svg:y="3.144cm" chart:style-name="ch2"/>
        <chart:plot-area chart:style-name="ch3" table:cell-range-address="表2.B1:表2.Z3 表2.A2:表2.Z3 表2.A1:表2.A1" chart:data-source-has-labels="both" svg:x="0.392cm" svg:y="0.145cm" svg:width="12.379cm" svg:height="6.89cm">
          <chart:axis chart:dimension="x" chart:name="primary-x" chart:style-name="ch4">
            <chart:title svg:x="6.252cm" svg:y="6.595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69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8</text:p>
              </table:table-cell>
              <table:table-cell office:value-type="string">
                <text:p>118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